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unito Sans" svg:font-family="'Nuni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240%" fo:orphans="2" fo:widows="2" fo:text-indent="0cm" style:auto-text-indent="false"/>
      <style:text-properties fo:font-variant="normal" fo:text-transform="none" fo:color="#000000" style:text-line-through-style="none" style:text-line-through-type="none" style:font-name="Nunito Sans" fo:font-size="11pt" fo:letter-spacing="normal" fo:font-style="normal" style:text-underline-style="none" fo:font-weight="normal" style:text-blinking="false" style:font-size-asian="11pt" style:font-size-complex="11pt"/>
    </style:style>
    <style:style style:name="P2" style:family="paragraph" style:parent-style-name="Heading_20_2">
      <style:text-properties fo:font-variant="normal" fo:text-transform="none" fo:color="#000000" style:text-line-through-style="none" style:text-line-through-type="none" style:font-name="Nunito Sans" fo:letter-spacing="normal" fo:font-style="normal" style:text-underline-style="none" fo:font-weight="bold" style:text-blinking="false" style:font-weight-asian="bold" style:font-weight-complex="bold"/>
    </style:style>
    <style:style style:name="P3" style:family="paragraph" style:parent-style-name="Heading_20_2">
      <style:paragraph-properties fo:margin-left="0cm" fo:margin-right="0cm" fo:margin-top="0cm" fo:margin-bottom="0cm" loext:contextual-spacing="false" fo:line-height="240%" fo:orphans="2" fo:widows="2" fo:text-indent="0cm" style:auto-text-indent="false"/>
      <style:text-properties fo:font-variant="normal" fo:text-transform="none" fo:color="#000000" style:text-line-through-style="none" style:text-line-through-type="none" style:font-name="Nunito Sans" fo:font-size="15pt" fo:letter-spacing="normal" fo:font-style="normal" style:text-underline-style="none" fo:font-weight="bold" style:text-blinking="false" style:font-size-asian="15pt" style:font-weight-asian="bold" style:font-size-complex="15pt" style:font-weight-complex="bold"/>
    </style:style>
    <style:style style:name="P4" style:family="paragraph" style:parent-style-name="Text_20_body">
      <style:text-properties fo:font-variant="normal" fo:text-transform="none" fo:color="#000000" style:text-line-through-style="none" style:text-line-through-type="none" style:font-name="Nunito Sans" fo:letter-spacing="normal" fo:font-style="normal" style:text-underline-style="none" fo:font-weight="bold" style:text-blinking="false" style:font-weight-asian="bold" style:font-weight-complex="bold"/>
    </style:style>
    <style:style style:name="P5" style:family="paragraph" style:parent-style-name="Text_20_body">
      <style:paragraph-properties fo:margin-left="0cm" fo:margin-right="0cm" fo:margin-top="0cm" fo:margin-bottom="0cm" loext:contextual-spacing="false" fo:line-height="240%" fo:orphans="2" fo:widows="2" fo:text-indent="0cm" style:auto-text-indent="false"/>
      <style:text-properties fo:font-variant="normal" fo:text-transform="none" fo:color="#000000" style:text-line-through-style="none" style:text-line-through-type="none" style:font-name="Nunito Sans" fo:font-size="11pt" fo:letter-spacing="normal" fo:font-style="normal" style:text-underline-style="none" fo:font-weight="normal" style:text-blinking="false" style:font-size-asian="11pt" style:font-size-complex="11pt"/>
    </style:style>
    <style:style style:name="P6" style:family="paragraph" style:parent-style-name="Text_20_body">
      <style:paragraph-properties fo:margin-left="0cm" fo:margin-right="0cm" fo:margin-top="0cm" fo:margin-bottom="0.318cm" loext:contextual-spacing="false" fo:line-height="240%" fo:orphans="2" fo:widows="2" fo:text-indent="0cm" style:auto-text-indent="false"/>
      <style:text-properties fo:font-variant="normal" fo:text-transform="none" fo:color="#000000" style:text-line-through-style="none" style:text-line-through-type="none" style:font-name="Nunito Sans"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Contexte du projet</text:h>
      <text:p text:style-name="P4"/>
      <text:p text:style-name="P1">Vous faites partie d'une équipe de data science chargée de développer un moteur de recommandation de livre pour une librairie indépendante. Votre collègue, responsable de la collecte des données, vous à transmis une liste d'avis utilisateurs, c'est maintenant à vous de développer la brique de machine learning. Vous transmettrez ensuite votre model à l'équipe backend qui se chargera de développer une API.</text:p>
      <text:p text:style-name="P1">Votre première tache consiste à vous former sur les modèles de recommandation, pour cela votre encadrant vous a transmis un article de vulgarisation, et vous encourage à aller chercher plus d'information par vous même. Votre solution devra retourner au moins un article pour toute demande de recommandation par un lecteur qui pourra avoir spécifié ses avis sur certains livres. En d'autre termes, vous devez être capables de fournir une recommandation aussi bien à un lecteur novice, qu'à un client habituel qui favorise un certain type ou genre de livre.</text:p>
      <text:p text:style-name="P1">Dans un deuxième temps, on vous demande de concevoir une base de données pour stocker les livres, et d'y importer la liste d'avis qu'on vous a fournis. Cette base de données devra permettre à l'équipe backend de trier ou filtrer les livres par auteur, éditeur, genre, année de parution. Il sera peut être nécessaire d'aller récolter des données additionnelles dans d'autres base de données disponibles en ligne.</text:p>
      <text:p text:style-name="P1">Si vous parvenez à mener à bien les deux première taches, vous allez pouvoir travailler sur l'amélioration et la mise à jour de la liste d'avis utilisateur. En effet, il apparait que cette liste n'a pas été mise à jour depuis un certain temps, et que les livres présents ne correspondent pas nécessairement avec le stock courant de la librairie. Après une veille rapide, votre encadrant est confiant qu'il est possible <text:soft-page-break/>d'agréger une nouvelle liste d'avis correspondant aux livres en stock, à partir d'informations disponibles sur divers sites d'avis. Il vous transmet donc le stock courant, et vous encourage à développer une solution pour mettre à jour la base de données.</text:p>
      <text:p text:style-name="P1"/>
      <text:p text:style-name="P1"/>
      <text:h text:style-name="P3" text:outline-level="2">Livrables</text:h>
      <text:p text:style-name="P6">On attend un répo hébergé sur github ou équivalent, qui contiendra le code, dans des fichiers python. Vous pouvez ajouter un notebook pour démontrer l'utilisation de votre solution</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unito Sans" svg:font-family="'Nuni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6:50:53.918352191</meta:creation-date>
    <dc:date>2021-09-16T16:53:22.015902804</dc:date>
    <meta:editing-duration>PT2M7S</meta:editing-duration>
    <meta:editing-cycles>3</meta:editing-cycles>
    <meta:generator>LibreOffice/6.4.7.2$Linux_X86_64 LibreOffice_project/40$Build-2</meta:generator>
    <meta:document-statistic meta:table-count="0" meta:image-count="0" meta:object-count="0" meta:page-count="2" meta:paragraph-count="7" meta:word-count="361" meta:character-count="2253" meta:non-whitespace-character-count="1899"/>
  </office:meta>
</office:document-meta>
</file>